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Garuda" svg:font-family="Garuda" style:font-pitch="variable"/>
    <style:font-face style:name="Gubbi" svg:font-family="Gubbi" style:font-pitch="variable"/>
    <style:font-face style:name="Khmer OS" svg:font-family="'Khmer O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Gubbi" style:text-underline-style="none" fo:font-weight="bold" officeooo:rsid="0021a0fe" officeooo:paragraph-rsid="0021a0fe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Garuda" officeooo:rsid="002bcdff" officeooo:paragraph-rsid="002bcdff"/>
    </style:style>
    <style:style style:name="P3" style:family="paragraph" style:parent-style-name="Standard">
      <style:paragraph-properties fo:text-align="start" style:justify-single-word="false"/>
      <style:text-properties style:font-name="Garuda" officeooo:rsid="0018684b" officeooo:paragraph-rsid="0018684b"/>
    </style:style>
    <style:style style:name="P4" style:family="paragraph" style:parent-style-name="Standard">
      <style:paragraph-properties fo:text-align="start" style:justify-single-word="false"/>
      <style:text-properties style:font-name="Garuda" style:text-underline-style="solid" style:text-underline-width="auto" style:text-underline-color="font-color" fo:font-weight="bold" officeooo:rsid="0021a0fe" officeooo:paragraph-rsid="0021a0fe" style:font-weight-asian="bold" style:font-weight-complex="bold"/>
    </style:style>
    <style:style style:name="P5" style:family="paragraph" style:parent-style-name="Standard" style:list-style-name="L1">
      <style:text-properties style:font-name="Khmer OS" style:text-underline-style="solid" style:text-underline-width="auto" style:text-underline-color="font-color" fo:font-weight="bold" officeooo:rsid="00086d6b" officeooo:paragraph-rsid="002d83be" style:font-weight-asian="bold" style:font-weight-complex="bold"/>
    </style:style>
    <style:style style:name="P6" style:family="paragraph" style:parent-style-name="Standard" style:list-style-name="L1">
      <style:text-properties style:font-name="Khmer OS" officeooo:rsid="00086d6b" officeooo:paragraph-rsid="002d83be"/>
    </style:style>
    <style:style style:name="P7" style:family="paragraph" style:parent-style-name="Standard" style:list-style-name="L1">
      <style:text-properties style:font-name="Khmer OS" officeooo:rsid="0009d9d6" officeooo:paragraph-rsid="002d83be"/>
    </style:style>
    <style:style style:name="P8" style:family="paragraph" style:parent-style-name="Standard" style:list-style-name="L2">
      <style:paragraph-properties fo:text-align="start" style:justify-single-word="false"/>
      <style:text-properties style:font-name="Garuda" officeooo:rsid="0020392f" officeooo:paragraph-rsid="0020392f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officeooo:rsid="002f4fc0"/>
    </style:style>
    <style:style style:name="T4" style:family="text">
      <style:text-properties officeooo:rsid="0009d9d6"/>
    </style:style>
    <style:style style:name="T5" style:family="text">
      <style:text-properties officeooo:rsid="000b5483"/>
    </style:style>
    <style:style style:name="T6" style:family="text">
      <style:text-properties style:text-underline-style="none"/>
    </style:style>
    <style:style style:name="T7" style:family="text">
      <style:text-properties style:text-underline-style="none" fo:font-weight="normal" officeooo:rsid="000b5483" style:font-weight-asian="normal" style:font-weight-complex="normal"/>
    </style:style>
    <style:style style:name="T8" style:family="text">
      <style:text-properties style:text-underline-style="none" fo:font-weight="normal" officeooo:rsid="002dbdc5" style:font-weight-asian="normal" style:font-weight-complex="normal"/>
    </style:style>
    <style:style style:name="T9" style:family="text">
      <style:text-properties style:text-underline-style="none" fo:font-weight="normal" officeooo:rsid="002f30e6" style:font-weight-asian="normal" style:font-weight-complex="normal"/>
    </style:style>
    <style:style style:name="T10" style:family="text">
      <style:text-properties officeooo:rsid="002f4fc0"/>
    </style:style>
    <style:style style:name="T11" style:family="text">
      <style:text-properties officeooo:rsid="00302bf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OYECTO WEB</text:p>
      <text:p text:style-name="P3"/>
      <text:p text:style-name="P3"><text:span text:style-name="T2">NOMBRE DE LA APLICACIÓN</text:span>: <text:span text:style-name="T10">WEB DE MERCADO </text:span>(<text:span text:style-name="T3">WEB</text:span>)</text:p>
      <text:p text:style-name="P3"/>
      <text:p text:style-name="P3"><text:span text:style-name="T2">DESCRIPCIÓN</text:span>: Esta aplicación sera web, permitirá a los usuarios vender y comprar productos, ya sean nuevos o usados.</text:p>
      <text:p text:style-name="P3"/>
      <text:p text:style-name="P4">INTEGRANTE: MAURO RODRIGUEZ </text:p>
      <text:p text:style-name="P4"/>
      <text:p text:style-name="P1">FUNCIONALIDADES:</text:p>
      <text:list xml:id="list1309911167" text:style-name="L1">
        <text:list-header>
          <text:p text:style-name="P5">Web de ventas</text:p>
          <text:p text:style-name="P6"/>
        </text:list-header>
        <text:list-item>
          <text:p text:style-name="P6">Administrador del sitio web: El administrador tendrá todos los permisos que necesita para que su sitio web funcione correctamente <text:span text:style-name="T11">(Publicar, Actualizar los datos, Administrar usuarios).</text:span></text:p>
        </text:list-item>
        <text:list-item>
          <text:p text:style-name="P6">El usuario <text:span text:style-name="T1">cliente</text:span> podrá comprar, preguntar por el producto y dar una opinión sobre la pagina.</text:p>
        </text:list-item>
        <text:list-item>
          <text:p text:style-name="P6">Métodos de venta. El usuario comprador, al momento de comprar un producto tendrá que rellenar un formulario con sus datos especificando su domicilio, <text:span text:style-name="T4">si no apare</text:span><text:span text:style-name="T5">c</text:span><text:span text:style-name="T4">e su domicilio o </text:span><text:span text:style-name="T5">un centro de </text:span><text:span text:style-name="T4">correo </text:span><text:span text:style-name="T5">c</text:span><text:span text:style-name="T4">ercano a su </text:span><text:span text:style-name="T5">departamento,</text:span><text:span text:style-name="T4"> tendrá que optar por </text:span><text:span text:style-name="T5">la compra presencial.</text:span></text:p>
        </text:list-item>
        <text:list-item>
          <text:p text:style-name="P7"><text:span text:style-name="T7">Medio de pago: </text:span><text:span text:style-name="T8">si se entrega a domicilio tendrá que abonarlo por un medio de pago bancario, de esta forma se realizara el envió y cuando llegue al destinatario el paquete tendrá que ser confirmado.</text:span><text:span text:style-name="T7"> </text:span><text:span text:style-name="T9">Si la forma de pago es presencial no tendrán que hacer ninguna transferencia.</text:span></text:p>
        </text:list-item>
      </text:list>
      <text:list xml:id="list1114489264" text:style-name="L2">
        <text:list-header>
          <text:p text:style-name="P8"/>
        </text:list-header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Garuda" svg:font-family="Garuda" style:font-pitch="variable"/>
    <style:font-face style:name="Gubbi" svg:font-family="Gubbi" style:font-pitch="variable"/>
    <style:font-face style:name="Khmer OS" svg:font-family="'Khmer O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5T18:58:03.146702569</meta:creation-date>
    <dc:date>2021-10-21T17:06:14.155921040</dc:date>
    <meta:editing-duration>PT2H45M37S</meta:editing-duration>
    <meta:editing-cycles>9</meta:editing-cycles>
    <meta:generator>LibreOffice/6.4.7.2$Linux_X86_64 LibreOffice_project/40$Build-2</meta:generator>
    <meta:document-statistic meta:table-count="0" meta:image-count="0" meta:object-count="0" meta:page-count="1" meta:paragraph-count="10" meta:word-count="172" meta:character-count="1060" meta:non-whitespace-character-count="901"/>
  </office:meta>
</office:document-meta>
</file>